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1db1ae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1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2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38c23"/>
    </style:style>
    <style:style style:name="T6" style:family="text">
      <style:text-properties fo:color="#009933" officeooo:rsid="0037f31f"/>
    </style:style>
    <style:style style:name="T7" style:family="text">
      <style:text-properties fo:color="#009933" officeooo:rsid="00396549"/>
    </style:style>
    <style:style style:name="T8" style:family="text">
      <style:text-properties officeooo:rsid="002242fe"/>
    </style:style>
    <style:style style:name="T9" style:family="text">
      <style:text-properties officeooo:rsid="00277b49"/>
    </style:style>
    <style:style style:name="T10" style:family="text">
      <style:text-properties officeooo:rsid="002999c3"/>
    </style:style>
    <style:style style:name="T11" style:family="text">
      <style:text-properties officeooo:rsid="00319ce4"/>
    </style:style>
    <style:style style:name="T12" style:family="text">
      <style:text-properties officeooo:rsid="0031eee3"/>
    </style:style>
    <style:style style:name="T13" style:family="text">
      <style:text-properties officeooo:rsid="0037f3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2" text:outline-level="1">SmartLamp: communication protocol</text:h>
      <text:p text:style-name="P5"/>
      <text:p text:style-name="P3">Communication protocol between micro and BLE module. <text:span text:style-name="T10">The communication is made through a serial line at 9600 baud.</text:span></text:p>
      <text:p text:style-name="P4"><text:span text:style-name="T9">COMMANDS (BLE → micro)</text:span>:</text:p>
      <text:list xml:id="list1925782592" text:style-name="L1">
        <text:list-item>
          <text:p text:style-name="P6"><text:span text:style-name="T1">TI</text:span>_<text:span text:style-name="T2">Y</text:span><text:span text:style-name="T3">YY</text:span><text:span text:style-name="T2">Y</text:span><text:span text:style-name="T7">MMDD</text:span><text:span text:style-name="T2">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</text:span>: sets an alarm on the weekday WD, hour and minute<text:span text:style-name="T13">;</text:span></text:p>
        </text:list-item>
        <text:list-item>
          <text:p text:style-name="P8">AL_DIS_<text:span text:style-name="T2">WD</text:span>: disable alarm <text:span text:style-name="T1">on the weekday WD;</text:span></text:p>
        </text:list-item>
        <text:list-item>
          <text:p text:style-name="P9">F<text:span text:style-name="T11">T</text:span>_<text:span text:style-name="T4">s</text:span><text:span text:style-name="T5">ss</text:span><text:span text:style-name="T4">s_</text:span><text:span text:style-name="T6">ssss</text:span>: sets the lamp fade <text:span text:style-name="T12">time</text:span> in seconds, <text:span text:style-name="T13">before and after the alarm;</text:span></text:p>
        </text:list-item>
        <text:list-item>
          <text:p text:style-name="P10">RGB_<text:span text:style-name="T2">RRR_GGG_BBB</text:span>: RGB color for the lamp at full brightness.</text:p>
        </text:list-item>
      </text:list>
      <text:p text:style-name="P5"/>
      <text:p text:style-name="P4"><text:span text:style-name="T9">ACKs (micro → BLE)</text:span>:</text:p>
      <text:list xml:id="list228258355" text:style-name="L2">
        <text:list-item>
          <text:p text:style-name="P11">OK: <text:span text:style-name="T8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7-12-24T18:55:50.605762754</dc:date>
    <dc:creator>Gionata Boccalini</dc:creator>
    <meta:editing-duration>PT3H58M11S</meta:editing-duration>
    <meta:editing-cycles>26</meta:editing-cycles>
    <meta:generator>LibreOffice/5.3.7.2.0$Linux_X86_64 LibreOffice_project/30$Build-2</meta:generator>
    <meta:document-statistic meta:table-count="0" meta:image-count="0" meta:object-count="0" meta:page-count="1" meta:paragraph-count="12" meta:word-count="97" meta:character-count="572" meta:non-whitespace-character-count="492"/>
  </office:meta>
</office:document-meta>
</file>